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5f558"/>
    </style:style>
    <style:style style:name="T1" style:family="text">
      <style:text-properties officeooo:rsid="0005f55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1. </text:span></text:span><text:span text:style-name="Strong_20_Emphasis">alloc_chrdev_region() vs register_chrdev()</text:span><text:line-break/>-&gt; alloc_chrdev_region() dynamically allocates major number, avoids conflicts<text:line-break/>-&gt; register_chrdev() needs hardcoded major number, risk of clash</text:p>
      <text:p text:style-name="P1"><text:span text:style-name="Strong_20_Emphasis"><text:span text:style-name="T1">2. </text:span></text:span><text:span text:style-name="Strong_20_Emphasis">class_create()</text:span><text:line-break/>-&gt; Creates a device class under <text:span text:style-name="Source_20_Text">/sys/class/</text:span><text:line-break/>-&gt; Helps group devices and makes auto device node creation possible</text:p>
      <text:p text:style-name="P1"><text:span text:style-name="Strong_20_Emphasis"><text:span text:style-name="T1">3. </text:span></text:span><text:span text:style-name="Strong_20_Emphasis">udev role</text:span><text:line-break/>-&gt; User-space daemon that listens to kernel events<text:line-break/>-&gt; Automatically creates/removes device nodes under <text:span text:style-name="Source_20_Text">/dev/</text:span> when driver registers</text:p>
      <text:p text:style-name="P1"><text:span text:style-name="Strong_20_Emphasis"><text:span text:style-name="T1">4. </text:span></text:span><text:span text:style-name="Strong_20_Emphasis">device_destroy() cleans</text:span><text:line-break/>-&gt; Removes device entry from <text:span text:style-name="Source_20_Text">/dev/</text:span><text:line-break/>-&gt; Cleans up sysfs entry for that device</text:p>
      <text:p text:style-name="P1"><text:span text:style-name="Strong_20_Emphasis"><text:span text:style-name="T1">5. </text:span></text:span><text:span text:style-name="Strong_20_Emphasis">If device_create() fails</text:span><text:line-break/>-&gt; Device node will not be created in <text:span text:style-name="Source_20_Text">/dev/</text:span><text:line-break/>-&gt; Driver may load but user can’t access device file<text:line-break/>-&gt; Need to handle error and clean up resources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2T18:46:08.157577431</meta:creation-date>
    <dc:date>2025-08-22T18:51:49.488130073</dc:date>
    <meta:editing-duration>PT5M42S</meta:editing-duration>
    <meta:editing-cycles>1</meta:editing-cycles>
    <meta:document-statistic meta:table-count="0" meta:image-count="0" meta:object-count="0" meta:page-count="1" meta:paragraph-count="5" meta:word-count="111" meta:character-count="733" meta:non-whitespace-character-count="627"/>
    <meta:generator>LibreOffice/7.3.7.2$Linux_X86_64 LibreOffice_project/30$Build-2</meta:generator>
  </office:meta>
</office:document-meta>
</file>